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draw:style-name="gr1" draw:layer="layout" svg:width="12.803cm" svg:height="13.333cm" svg:x="0.545cm" svg:y="4.99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14.654cm" svg:height="13.951cm" svg:x="13.346cm" svg:y="4.6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1" draw:layer="layout" svg:width="26.653cm" svg:height="3.556cm" svg:x="0.506cm" svg:y="0.812cm" presentation:class="title" presentation:user-transformed="true">
          <draw:text-box>
            <text:p text:style-name="P1"><text:span text:style-name="T1">Scopeclock:</text:span><text:line-break/><text:span text:style-name="T2">Messung der Bildwiederholfrequenzen bei verschiedenen Anzeigearten und MCU-Taktraten. Die Ermittlung erfolgte innerhalb der Ansteuerungssoftware mit einer zeitlichen Auflösung von ca. 0,1m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we Berger</meta:initial-creator>
    <meta:creation-date>2013-11-12T19:55:24</meta:creation-date>
    <dc:date>2013-11-12T20:12:58</dc:date>
    <dc:creator>Uwe Berger</dc:creator>
    <meta:editing-duration>P0D</meta:editing-duration>
    <meta:editing-cycles>1</meta:editing-cycles>
    <meta:document-statistic meta:object-count="26"/>
    <meta:generator>LibreOffice/3.6$Linux_X86_64 LibreOffice_project/36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36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97cm"/>
    </style:style>
    <style:style style:name="co5" style:family="table-column">
      <style:table-column-properties fo:break-before="auto" style:column-width="2.5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1.247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ackground-color="#000080" style:text-align-source="fix" style:repeat-content="false" fo:wrap-option="wrap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ffff99"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ffff" fo:border="0.06pt solid #000000"/>
    </style:style>
    <style:style style:name="ce9" style:family="table-cell" style:parent-style-name="Default" style:data-style-name="N109">
      <style:table-cell-properties fo:background-color="#ffff99" fo:border="0.06pt solid #000000"/>
    </style:style>
    <style:style style:name="ce10" style:family="table-cell" style:parent-style-name="Default" style:data-style-name="N109">
      <style:table-cell-properties fo:border="0.06pt solid #000000"/>
    </style:style>
    <style:style style:name="ce11" style:family="table-cell" style:parent-style-name="Default" style:data-style-name="N109">
      <style:table-cell-properties fo:background-color="#ffffff" fo:border="0.06pt solid #000000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9"/>
        <table:table-row table:style-name="ro1" table:number-rows-repeated="2">
          <table:table-cell table:style-name="Default" table:number-columns-repeated="6"/>
        </table:table-row>
        <table:table-row table:style-name="ro2">
          <table:table-cell table:style-name="ce1" office:value-type="string" table:number-columns-spanned="6" table:number-rows-spanned="1">
            <text:p>gemessene Werte</text:p>
          </table:table-cell>
          <table:covered-table-cell table:number-columns-repeated="5" table:style-name="Default"/>
        </table:table-row>
        <table:table-row table:style-name="ro3">
          <table:table-cell table:style-name="ce2" office:value-type="string">
            <text:p>CPU- Takt [Mhz]</text:p>
          </table:table-cell>
          <table:table-cell table:style-name="ce2" office:value-type="string">
            <text:p>Anzeige</text:p>
          </table:table-cell>
          <table:table-cell table:style-name="ce2" office:value-type="string">
            <text:p>Zeit pro Bild [s]</text:p>
          </table:table-cell>
          <table:table-cell table:style-name="ce2" office:value-type="string">
            <text:p>Pixel pro Bild</text:p>
          </table:table-cell>
          <table:table-cell table:style-name="ce2" office:value-type="string">
            <text:p>Bildwieder- holfrequenz [Hz]</text:p>
          </table:table-cell>
          <table:table-cell table:style-name="ce2" office:value-type="string">
            <text:p>Zeit pro Pixel [s]</text:p>
          </table:table-cell>
        </table:table-row>
        <table:table-row table:style-name="ro4">
          <table:table-cell table:style-name="ce3" office:value-type="float" office:value="80" table:number-columns-spanned="1" table:number-rows-spanned="6">
            <text:p>80</text:p>
          </table:table-cell>
          <table:table-cell office:value-type="string">
            <text:p>Digitaluhr</text:p>
          </table:table-cell>
          <table:table-cell office:value-type="float" office:value="0.0026">
            <text:p>0,0026</text:p>
          </table:table-cell>
          <table:table-cell office:value-type="float" office:value="1180">
            <text:p>1180</text:p>
          </table:table-cell>
          <table:table-cell table:formula="of:=ROUND(1/[.C5]; 1)" office:value-type="float" office:value="384.6">
            <text:p>384,6</text:p>
          </table:table-cell>
          <table:table-cell table:formula="of:=[.C5]/[.D5]" office:value-type="float" office:value="0.00000220338983050847">
            <text:p>0,00000220</text:p>
          </table:table-cell>
        </table:table-row>
        <table:table-row table:style-name="ro4">
          <table:covered-table-cell/>
          <table:table-cell office:value-type="string">
            <text:p>Analoguhr</text:p>
          </table:table-cell>
          <table:table-cell office:value-type="float" office:value="0.00285">
            <text:p>0,00285</text:p>
          </table:table-cell>
          <table:table-cell office:value-type="float" office:value="1250">
            <text:p>1250</text:p>
          </table:table-cell>
          <table:table-cell table:formula="of:=ROUND(1/[.C6]; 1)" office:value-type="float" office:value="350.9">
            <text:p>350,9</text:p>
          </table:table-cell>
          <table:table-cell table:formula="of:=[.C6]/[.D6]" office:value-type="float" office:value="0.00000228">
            <text:p>0,00000228</text:p>
          </table:table-cell>
        </table:table-row>
        <table:table-row table:style-name="ro4">
          <table:covered-table-cell/>
          <table:table-cell office:value-type="string">
            <text:p>Temperatur</text:p>
          </table:table-cell>
          <table:table-cell office:value-type="float" office:value="0.0009">
            <text:p>0,0009</text:p>
          </table:table-cell>
          <table:table-cell office:value-type="float" office:value="407">
            <text:p>407</text:p>
          </table:table-cell>
          <table:table-cell table:formula="of:=ROUND(1/[.C7]; 1)" office:value-type="float" office:value="1111.1">
            <text:p>1111,1</text:p>
          </table:table-cell>
          <table:table-cell table:formula="of:=[.C7]/[.D7]" office:value-type="float" office:value="0.00000221130221130221">
            <text:p>0,00000221</text:p>
          </table:table-cell>
        </table:table-row>
        <table:table-row table:style-name="ro4">
          <table:covered-table-cell/>
          <table:table-cell office:value-type="string">
            <text:p>Tux</text:p>
          </table:table-cell>
          <table:table-cell office:value-type="float" office:value="0.0035">
            <text:p>0,0035</text:p>
          </table:table-cell>
          <table:table-cell office:value-type="float" office:value="1356">
            <text:p>1356</text:p>
          </table:table-cell>
          <table:table-cell table:formula="of:=ROUND(1/[.C8]; 1)" office:value-type="float" office:value="285.7">
            <text:p>285,7</text:p>
          </table:table-cell>
          <table:table-cell table:formula="of:=[.C8]/[.D8]" office:value-type="float" office:value="0.0000025811209439528">
            <text:p>0,00000258</text:p>
          </table:table-cell>
        </table:table-row>
        <table:table-row table:style-name="ro4">
          <table:covered-table-cell/>
          <table:table-cell table:style-name="ce3" office:value-type="string">
            <text:p>Vollbild 255x255</text:p>
          </table:table-cell>
          <table:table-cell office:value-type="float" office:value="0.1235">
            <text:p>0,1235</text:p>
          </table:table-cell>
          <table:table-cell office:value-type="float" office:value="65025">
            <text:p>65025</text:p>
          </table:table-cell>
          <table:table-cell table:formula="of:=ROUND(1/[.C9]; 1)" office:value-type="float" office:value="8.1">
            <text:p>8,1</text:p>
          </table:table-cell>
          <table:table-cell table:formula="of:=[.C9]/[.D9]" office:value-type="float" office:value="0.00000189926951172626">
            <text:p>0,00000190</text:p>
          </table:table-cell>
        </table:table-row>
        <table:table-row table:style-name="ro4">
          <table:covered-table-cell/>
          <table:table-cell table:style-name="ce3" office:value-type="string">
            <text:p>Vollbild 128x128</text:p>
          </table:table-cell>
          <table:table-cell office:value-type="float" office:value="0.0311">
            <text:p>0,0311</text:p>
          </table:table-cell>
          <table:table-cell office:value-type="float" office:value="16384">
            <text:p>16384</text:p>
          </table:table-cell>
          <table:table-cell table:formula="of:=ROUND(1/[.C10]; 1)" office:value-type="float" office:value="32.2">
            <text:p>32,2</text:p>
          </table:table-cell>
          <table:table-cell table:formula="of:=[.C10]/[.D10]" office:value-type="float" office:value="0.000001898193359375">
            <text:p>0,00000190</text:p>
          </table:table-cell>
        </table:table-row>
        <table:table-row table:style-name="ro4">
          <table:table-cell table:style-name="ce5" office:value-type="float" office:value="40" table:number-columns-spanned="1" table:number-rows-spanned="6">
            <text:p>40</text:p>
          </table:table-cell>
          <table:table-cell table:style-name="ce6" office:value-type="string">
            <text:p>Digitaluhr</text:p>
          </table:table-cell>
          <table:table-cell table:style-name="ce6" office:value-type="float" office:value="0.0043">
            <text:p>0,0043</text:p>
          </table:table-cell>
          <table:table-cell table:style-name="ce6" office:value-type="float" office:value="1185">
            <text:p>1185</text:p>
          </table:table-cell>
          <table:table-cell table:style-name="ce6" table:formula="of:=ROUND(1/[.C11]; 1)" office:value-type="float" office:value="232.6">
            <text:p>232,6</text:p>
          </table:table-cell>
          <table:table-cell table:style-name="ce10" table:formula="of:=[.C11]/[.D11]" office:value-type="float" office:value="0.00000362869198312236">
            <text:p>0,00000363</text:p>
          </table:table-cell>
        </table:table-row>
        <table:table-row table:style-name="ro4">
          <table:covered-table-cell table:style-name="ce6"/>
          <table:table-cell table:style-name="ce6" office:value-type="string">
            <text:p>Analoguhr</text:p>
          </table:table-cell>
          <table:table-cell table:style-name="ce6" office:value-type="float" office:value="0.0046">
            <text:p>0,0046</text:p>
          </table:table-cell>
          <table:table-cell table:style-name="ce6" office:value-type="float" office:value="1250">
            <text:p>1250</text:p>
          </table:table-cell>
          <table:table-cell table:style-name="ce6" table:formula="of:=ROUND(1/[.C12]; 1)" office:value-type="float" office:value="217.4">
            <text:p>217,4</text:p>
          </table:table-cell>
          <table:table-cell table:style-name="ce10" table:formula="of:=[.C12]/[.D12]" office:value-type="float" office:value="0.00000368">
            <text:p>0,00000368</text:p>
          </table:table-cell>
        </table:table-row>
        <table:table-row table:style-name="ro4">
          <table:covered-table-cell table:style-name="ce6"/>
          <table:table-cell table:style-name="ce6" office:value-type="string">
            <text:p>Temperatur</text:p>
          </table:table-cell>
          <table:table-cell table:style-name="ce6" office:value-type="float" office:value="0.0013">
            <text:p>0,0013</text:p>
          </table:table-cell>
          <table:table-cell table:style-name="ce6" office:value-type="float" office:value="351">
            <text:p>351</text:p>
          </table:table-cell>
          <table:table-cell table:style-name="ce6" table:formula="of:=ROUND(1/[.C13]; 1)" office:value-type="float" office:value="769.2">
            <text:p>769,2</text:p>
          </table:table-cell>
          <table:table-cell table:style-name="ce10" table:formula="of:=[.C13]/[.D13]" office:value-type="float" office:value="0.0000037037037037037">
            <text:p>0,00000370</text:p>
          </table:table-cell>
        </table:table-row>
        <table:table-row table:style-name="ro4">
          <table:covered-table-cell table:style-name="ce6"/>
          <table:table-cell table:style-name="ce6" office:value-type="string">
            <text:p>Tux</text:p>
          </table:table-cell>
          <table:table-cell table:style-name="ce6" office:value-type="float" office:value="0.0057">
            <text:p>0,0057</text:p>
          </table:table-cell>
          <table:table-cell table:style-name="ce6" office:value-type="float" office:value="1356">
            <text:p>1356</text:p>
          </table:table-cell>
          <table:table-cell table:style-name="ce6" table:formula="of:=ROUND(1/[.C14]; 1)" office:value-type="float" office:value="175.4">
            <text:p>175,4</text:p>
          </table:table-cell>
          <table:table-cell table:style-name="ce10" table:formula="of:=[.C14]/[.D14]" office:value-type="float" office:value="0.00000420353982300885">
            <text:p>0,00000420</text:p>
          </table:table-cell>
        </table:table-row>
        <table:table-row table:style-name="ro4">
          <table:covered-table-cell table:style-name="ce6"/>
          <table:table-cell table:style-name="ce7" office:value-type="string">
            <text:p>Vollbild 255x255</text:p>
          </table:table-cell>
          <table:table-cell table:style-name="ce6" office:value-type="float" office:value="0.1963">
            <text:p>0,1963</text:p>
          </table:table-cell>
          <table:table-cell table:style-name="ce6" office:value-type="float" office:value="65025">
            <text:p>65025</text:p>
          </table:table-cell>
          <table:table-cell table:style-name="ce6" table:formula="of:=ROUND(1/[.C15]; 1)" office:value-type="float" office:value="5.1">
            <text:p>5,1</text:p>
          </table:table-cell>
          <table:table-cell table:style-name="ce10" table:formula="of:=[.C15]/[.D15]" office:value-type="float" office:value="0.00000301883890811226">
            <text:p>0,00000302</text:p>
          </table:table-cell>
        </table:table-row>
        <table:table-row table:style-name="ro4">
          <table:covered-table-cell table:style-name="ce6"/>
          <table:table-cell table:style-name="ce7" office:value-type="string">
            <text:p>Vollbild 128x128</text:p>
          </table:table-cell>
          <table:table-cell table:style-name="ce6" office:value-type="float" office:value="0.0496">
            <text:p>0,0496</text:p>
          </table:table-cell>
          <table:table-cell table:style-name="ce6" office:value-type="float" office:value="16384">
            <text:p>16384</text:p>
          </table:table-cell>
          <table:table-cell table:style-name="ce6" table:formula="of:=ROUND(1/[.C16]; 1)" office:value-type="float" office:value="20.2">
            <text:p>20,2</text:p>
          </table:table-cell>
          <table:table-cell table:style-name="ce10" table:formula="of:=[.C16]/[.D16]" office:value-type="float" office:value="0.00000302734375">
            <text:p>0,00000303</text:p>
          </table:table-cell>
        </table:table-row>
        <table:table-row table:style-name="ro4">
          <table:table-cell table:style-name="ce3" office:value-type="float" office:value="20" table:number-columns-spanned="1" table:number-rows-spanned="6">
            <text:p>20</text:p>
          </table:table-cell>
          <table:table-cell office:value-type="string">
            <text:p>Digitaluhr</text:p>
          </table:table-cell>
          <table:table-cell office:value-type="float" office:value="0.0087">
            <text:p>0,0087</text:p>
          </table:table-cell>
          <table:table-cell office:value-type="float" office:value="1185">
            <text:p>1185</text:p>
          </table:table-cell>
          <table:table-cell table:formula="of:=ROUND(1/[.C17]; 1)" office:value-type="float" office:value="114.9">
            <text:p>114,9</text:p>
          </table:table-cell>
          <table:table-cell table:formula="of:=[.C17]/[.D17]" office:value-type="float" office:value="0.00000734177215189874">
            <text:p>0,00000734</text:p>
          </table:table-cell>
        </table:table-row>
        <table:table-row table:style-name="ro4">
          <table:covered-table-cell/>
          <table:table-cell office:value-type="string">
            <text:p>Analoguhr</text:p>
          </table:table-cell>
          <table:table-cell office:value-type="float" office:value="0.0091">
            <text:p>0,0091</text:p>
          </table:table-cell>
          <table:table-cell office:value-type="float" office:value="1200">
            <text:p>1200</text:p>
          </table:table-cell>
          <table:table-cell table:formula="of:=ROUND(1/[.C18]; 1)" office:value-type="float" office:value="109.9">
            <text:p>109,9</text:p>
          </table:table-cell>
          <table:table-cell table:formula="of:=[.C18]/[.D18]" office:value-type="float" office:value="0.00000758333333333333">
            <text:p>0,00000758</text:p>
          </table:table-cell>
        </table:table-row>
        <table:table-row table:style-name="ro4">
          <table:covered-table-cell/>
          <table:table-cell office:value-type="string">
            <text:p>Temperatur</text:p>
          </table:table-cell>
          <table:table-cell office:value-type="float" office:value="0.00255">
            <text:p>0,00255</text:p>
          </table:table-cell>
          <table:table-cell office:value-type="float" office:value="350">
            <text:p>350</text:p>
          </table:table-cell>
          <table:table-cell table:formula="of:=ROUND(1/[.C19]; 1)" office:value-type="float" office:value="392.2">
            <text:p>392,2</text:p>
          </table:table-cell>
          <table:table-cell table:formula="of:=[.C19]/[.D19]" office:value-type="float" office:value="0.00000728571428571429">
            <text:p>0,00000729</text:p>
          </table:table-cell>
        </table:table-row>
        <table:table-row table:style-name="ro4">
          <table:covered-table-cell/>
          <table:table-cell office:value-type="string">
            <text:p>Tux</text:p>
          </table:table-cell>
          <table:table-cell office:value-type="float" office:value="0.0117">
            <text:p>0,0117</text:p>
          </table:table-cell>
          <table:table-cell office:value-type="float" office:value="1356">
            <text:p>1356</text:p>
          </table:table-cell>
          <table:table-cell table:formula="of:=ROUND(1/[.C20]; 1)" office:value-type="float" office:value="85.5">
            <text:p>85,5</text:p>
          </table:table-cell>
          <table:table-cell table:formula="of:=[.C20]/[.D20]" office:value-type="float" office:value="0.0000086283185840708">
            <text:p>0,00000863</text:p>
          </table:table-cell>
        </table:table-row>
        <table:table-row table:style-name="ro4">
          <table:covered-table-cell/>
          <table:table-cell table:style-name="ce3" office:value-type="string">
            <text:p>Vollbild 255x255</text:p>
          </table:table-cell>
          <table:table-cell office:value-type="float" office:value="4.029">
            <text:p>4,029</text:p>
          </table:table-cell>
          <table:table-cell office:value-type="float" office:value="65025">
            <text:p>65025</text:p>
          </table:table-cell>
          <table:table-cell table:formula="of:=ROUND(1/[.C21]; 1)" office:value-type="float" office:value="0.2">
            <text:p>0,2</text:p>
          </table:table-cell>
          <table:table-cell table:formula="of:=[.C21]/[.D21]" office:value-type="float" office:value="0.0000619607843137255">
            <text:p>0,00006196</text:p>
          </table:table-cell>
        </table:table-row>
        <table:table-row table:style-name="ro4">
          <table:covered-table-cell/>
          <table:table-cell table:style-name="ce3" office:value-type="string">
            <text:p>Vollbild 128x128</text:p>
          </table:table-cell>
          <table:table-cell office:value-type="float" office:value="1.013">
            <text:p>1,013</text:p>
          </table:table-cell>
          <table:table-cell office:value-type="float" office:value="16384">
            <text:p>16384</text:p>
          </table:table-cell>
          <table:table-cell table:formula="of:=ROUND(1/[.C22]; 1)" office:value-type="float" office:value="1">
            <text:p>1</text:p>
          </table:table-cell>
          <table:table-cell table:formula="of:=[.C22]/[.D22]" office:value-type="float" office:value="0.00006182861328125">
            <text:p>0,00006183</text:p>
          </table:table-cell>
        </table:table-row>
        <table:table-row table:style-name="ro4">
          <table:table-cell table:style-name="ce7" office:value-type="float" office:value="10" table:number-columns-spanned="1" table:number-rows-spanned="6">
            <text:p>10</text:p>
          </table:table-cell>
          <table:table-cell table:style-name="ce8" office:value-type="string">
            <text:p>Digitaluhr</text:p>
          </table:table-cell>
          <table:table-cell table:style-name="ce8" office:value-type="float" office:value="0.0181">
            <text:p>0,0181</text:p>
          </table:table-cell>
          <table:table-cell table:style-name="ce8" office:value-type="float" office:value="1185">
            <text:p>1185</text:p>
          </table:table-cell>
          <table:table-cell table:style-name="ce8" table:formula="of:=ROUND(1/[.C23]; 1)" office:value-type="float" office:value="55.2">
            <text:p>55,2</text:p>
          </table:table-cell>
          <table:table-cell table:style-name="ce11" table:formula="of:=[.C23]/[.D23]" office:value-type="float" office:value="0.0000152742616033755">
            <text:p>0,00001527</text:p>
          </table:table-cell>
        </table:table-row>
        <table:table-row table:style-name="ro4">
          <table:covered-table-cell table:style-name="ce6"/>
          <table:table-cell table:style-name="ce6" office:value-type="string">
            <text:p>Analoguhr</text:p>
          </table:table-cell>
          <table:table-cell table:style-name="ce6" office:value-type="float" office:value="0.0198">
            <text:p>0,0198</text:p>
          </table:table-cell>
          <table:table-cell table:style-name="ce6" office:value-type="float" office:value="1250">
            <text:p>1250</text:p>
          </table:table-cell>
          <table:table-cell table:style-name="ce6" table:formula="of:=ROUND(1/[.C24]; 1)" office:value-type="float" office:value="50.5">
            <text:p>50,5</text:p>
          </table:table-cell>
          <table:table-cell table:style-name="ce10" table:formula="of:=[.C24]/[.D24]" office:value-type="float" office:value="0.00001584">
            <text:p>0,00001584</text:p>
          </table:table-cell>
        </table:table-row>
        <table:table-row table:style-name="ro4">
          <table:covered-table-cell table:style-name="ce6"/>
          <table:table-cell table:style-name="ce6" office:value-type="string">
            <text:p>Temperatur</text:p>
          </table:table-cell>
          <table:table-cell table:style-name="ce6" office:value-type="float" office:value="0.0057">
            <text:p>0,0057</text:p>
          </table:table-cell>
          <table:table-cell table:style-name="ce6" office:value-type="float" office:value="360">
            <text:p>360</text:p>
          </table:table-cell>
          <table:table-cell table:style-name="ce6" table:formula="of:=ROUND(1/[.C25]; 1)" office:value-type="float" office:value="175.4">
            <text:p>175,4</text:p>
          </table:table-cell>
          <table:table-cell table:style-name="ce10" table:formula="of:=[.C25]/[.D25]" office:value-type="float" office:value="0.0000158333333333333">
            <text:p>0,00001583</text:p>
          </table:table-cell>
        </table:table-row>
        <table:table-row table:style-name="ro4">
          <table:covered-table-cell table:style-name="ce6"/>
          <table:table-cell table:style-name="ce6" office:value-type="string">
            <text:p>Tux</text:p>
          </table:table-cell>
          <table:table-cell table:style-name="ce6" office:value-type="float" office:value="0.02465">
            <text:p>0,02465</text:p>
          </table:table-cell>
          <table:table-cell table:style-name="ce6" office:value-type="float" office:value="1356">
            <text:p>1356</text:p>
          </table:table-cell>
          <table:table-cell table:style-name="ce6" table:formula="of:=ROUND(1/[.C26]; 1)" office:value-type="float" office:value="40.6">
            <text:p>40,6</text:p>
          </table:table-cell>
          <table:table-cell table:style-name="ce10" table:formula="of:=[.C26]/[.D26]" office:value-type="float" office:value="0.0000181784660766962">
            <text:p>0,00001818</text:p>
          </table:table-cell>
        </table:table-row>
        <table:table-row table:style-name="ro4">
          <table:covered-table-cell table:style-name="ce6"/>
          <table:table-cell table:style-name="ce7" office:value-type="string">
            <text:p>Vollbild 255x255</text:p>
          </table:table-cell>
          <table:table-cell table:style-name="ce6" office:value-type="float" office:value="8.461">
            <text:p>8,461</text:p>
          </table:table-cell>
          <table:table-cell table:style-name="ce6" office:value-type="float" office:value="65025">
            <text:p>65025</text:p>
          </table:table-cell>
          <table:table-cell table:style-name="ce6" table:formula="of:=ROUND(1/[.C27]; 1)" office:value-type="float" office:value="0.1">
            <text:p>0,1</text:p>
          </table:table-cell>
          <table:table-cell table:style-name="ce10" table:formula="of:=[.C27]/[.D27]" office:value-type="float" office:value="0.000130119184928873">
            <text:p>0,00013012</text:p>
          </table:table-cell>
        </table:table-row>
        <table:table-row table:style-name="ro4">
          <table:covered-table-cell table:style-name="ce6"/>
          <table:table-cell table:style-name="ce7" office:value-type="string">
            <text:p>Vollbild 128x128</text:p>
          </table:table-cell>
          <table:table-cell table:style-name="ce6" office:value-type="float" office:value="2.132">
            <text:p>2,132</text:p>
          </table:table-cell>
          <table:table-cell table:style-name="ce6" office:value-type="float" office:value="16384">
            <text:p>16384</text:p>
          </table:table-cell>
          <table:table-cell table:style-name="ce6" table:formula="of:=ROUND(1/[.C28]; 1)" office:value-type="float" office:value="0.5">
            <text:p>0,5</text:p>
          </table:table-cell>
          <table:table-cell table:style-name="ce10" table:formula="of:=[.C28]/[.D28]" office:value-type="float" office:value="0.000130126953125">
            <text:p>0,00013013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8" number:min-integer-digits="0"/>
    </number:number-style>
    <number:number-style style:name="N109">
      <number:number number:decimal-places="8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2">00.00.0000</text:date>, <text:time style:data-style-name="N2" text:time-value="0000-00-00T19:55:5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9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655cm" svg:height="13.952cm" xlink:href="." xlink:type="simple" chart:class="chart:scatter" chart:style-name="ch1">
        <chart:legend svg:x="11.743cm" svg:y="5.705cm" style:legend-expansion="custom" chartooo:width="2.683cm" chartooo:height="2.596cm" style:legend-expansion-aspect-ratio="1.03351309707242" chart:style-name="ch2"/>
        <chart:plot-area chart:style-name="ch3" chart:data-source-has-labels="both" svg:x="1.229cm" svg:y="2.23cm" svg:width="10.346cm" svg:height="10.162cm">
          <chartooo:coordinate-region svg:x="2.036cm" svg:y="2.429cm" svg:width="9.352cm" svg:height="9.316cm"/>
          <chart:axis chart:dimension="x" chart:name="primary-x" chart:style-name="ch4" chartooo:axis-type="auto">
            <chart:title svg:x="5.167cm" svg:y="12.671cm" chart:style-name="ch5">
              <text:p>MCU-Takt [MHz]</text:p>
            </chart:title>
            <chart:categories table:cell-range-address="local-table.$A$2:.$A$5"/>
          </chart:axis>
          <chart:axis chart:dimension="y" chart:name="primary-y" chart:style-name="ch4">
            <chart:title svg:x="0.376cm" svg:y="9.313cm" chart:style-name="ch6">
              <text:p>Bildwiederholfrequenz [Hz]</text:p>
            </chart:title>
            <chart:grid chart:style-name="ch7" chart:class="major"/>
          </chart:axis>
          <chart:series chart:style-name="ch8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9" chart:values-cell-range-address="local-table.$D$2:.$D$5" chart:label-cell-address="local-table.$D$1" chart:class="chart:scatter">
            <chart:data-point chart:repeated="4"/>
          </chart:series>
          <chart:series chart:style-name="ch10" chart:values-cell-range-address="local-table.$E$2:.$E$5" chart:label-cell-address="local-table.$E$1" chart:class="chart:scatter">
            <chart:data-point chart:repeated="4"/>
          </chart:series>
          <chart:series chart:style-name="ch11" chart:values-cell-range-address="local-table.$F$2:.$F$5" chart:label-cell-address="local-table.$F$1" chart:class="chart:scatter">
            <chart:data-point chart:repeated="4"/>
          </chart:series>
          <chart:series chart:style-name="ch12" chart:values-cell-range-address="local-table.$G$2:.$G$5" chart:label-cell-address="local-table.$G$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Digitaluhr</text:p>
              </table:table-cell>
              <table:table-cell office:value-type="string">
                <text:p>Analoguhr</text:p>
              </table:table-cell>
              <table:table-cell office:value-type="string">
                <text:p>Tux</text:p>
              </table:table-cell>
              <table:table-cell office:value-type="string">
                <text:p>255x255</text:p>
              </table:table-cell>
              <table:table-cell office:value-type="string">
                <text:p>128x12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</table:table-cell>
              <table:table-cell office:value-type="float" office:value="384.6">
                <text:p>384.6</text:p>
              </table:table-cell>
              <table:table-cell office:value-type="float" office:value="350.9">
                <text:p>350.9</text:p>
              </table:table-cell>
              <table:table-cell office:value-type="float" office:value="285.7">
                <text:p>285.7</text:p>
              </table:table-cell>
              <table:table-cell office:value-type="float" office:value="8.1">
                <text:p>8.1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232.6">
                <text:p>232.6</text:p>
              </table:table-cell>
              <table:table-cell office:value-type="float" office:value="217.4">
                <text:p>217.4</text:p>
              </table:table-cell>
              <table:table-cell office:value-type="float" office:value="175.4">
                <text:p>175.4</text:p>
              </table:table-cell>
              <table:table-cell office:value-type="float" office:value="5.1">
                <text:p>5.1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14.9">
                <text:p>114.9</text:p>
              </table:table-cell>
              <table:table-cell office:value-type="float" office:value="109.9">
                <text:p>109.9</text:p>
              </table:table-cell>
              <table:table-cell office:value-type="float" office:value="85.5">
                <text:p>85.5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55.2">
                <text:p>55.2</text:p>
              </table:table-cell>
              <table:table-cell office:value-type="float" office:value="50.5">
                <text:p>50.5</text:p>
              </table:table-cell>
              <table:table-cell office:value-type="float" office:value="40.6">
                <text:p>40.6</text:p>
              </table:table-cell>
              <table:table-cell office:value-type="float" office:value="0.1">
                <text:p>0.1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